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Textbody" style:master-page-name="MP0" style:family="paragraph">
      <style:paragraph-properties fo:break-before="page" fo:border="0.0034in solid #D9D9E3" fo:padding="0.0138in" style:shadow="none"/>
    </style:style>
    <style:style style:name="P2" style:parent-style-name="Textbody" style:family="paragraph">
      <style:paragraph-properties fo:border="0.0034in solid #D9D9E3" fo:padding="0.0138in" style:shadow="none"/>
    </style:style>
    <style:style style:name="P3" style:parent-style-name="Textbody" style:family="paragraph">
      <style:paragraph-properties fo:border="0.0034in solid #D9D9E3" fo:padding="0.0138in" style:shadow="none"/>
    </style:style>
    <style:style style:name="P4" style:parent-style-name="Textbody" style:family="paragraph">
      <style:paragraph-properties fo:border="0.0034in solid #D9D9E3" fo:padding="0.0138in" style:shadow="none"/>
    </style:style>
    <style:style style:name="P5" style:parent-style-name="Textbody" style:family="paragraph">
      <style:paragraph-properties fo:border="0.0034in solid #D9D9E3" fo:padding="0.0138in" style:shadow="none"/>
    </style:style>
    <style:style style:name="P6" style:parent-style-name="Textbody" style:family="paragraph">
      <style:paragraph-properties fo:border="0.0034in solid #D9D9E3" fo:padding="0.0138in" style:shadow="none"/>
    </style:style>
    <style:style style:name="P7" style:parent-style-name="Textbody" style:family="paragraph">
      <style:paragraph-properties fo:border="0.0034in solid #D9D9E3" fo:padding="0.0138in" style:shadow="none"/>
    </style:style>
    <style:style style:name="P8" style:parent-style-name="Textbody" style:family="paragraph">
      <style:paragraph-properties fo:border="0.0034in solid #D9D9E3" fo:padding="0.0138in" style:shadow="none"/>
    </style:style>
    <style:style style:name="P9" style:parent-style-name="Textbody" style:family="paragraph">
      <style:paragraph-properties fo:border="0.0034in solid #D9D9E3" fo:padding="0.0138in" style:shadow="none"/>
    </style:style>
    <style:style style:name="P10" style:parent-style-name="Textbody" style:family="paragraph">
      <style:paragraph-properties fo:border="0.0034in solid #D9D9E3" fo:padding="0.0138in" style:shadow="none"/>
    </style:style>
    <style:style style:name="P11" style:parent-style-name="Textbody" style:family="paragraph">
      <style:paragraph-properties fo:border="0.0034in solid #D9D9E3" fo:padding="0.0138in" style:shadow="none"/>
    </style:style>
    <style:style style:name="P12" style:parent-style-name="Textbody" style:family="paragraph">
      <style:paragraph-properties fo:border="0.0034in solid #D9D9E3" fo:padding="0.0138in" style:shadow="none"/>
    </style:style>
    <style:style style:name="P13" style:parent-style-name="Textbody" style:family="paragraph">
      <style:paragraph-properties fo:border="0.0034in solid #D9D9E3" fo:padding="0.0138in" style:shadow="none"/>
    </style:style>
    <style:style style:name="P14" style:parent-style-name="Textbody" style:family="paragraph">
      <style:paragraph-properties fo:border="0.0034in solid #D9D9E3" fo:padding="0.0138in" style:shadow="none"/>
    </style:style>
    <style:style style:name="P15" style:parent-style-name="Textbody" style:family="paragraph">
      <style:paragraph-properties fo:border="0.0034in solid #D9D9E3" fo:padding="0.0138in" style:shadow="none"/>
    </style:style>
    <style:style style:name="P16" style:parent-style-name="Textbody" style:family="paragraph">
      <style:paragraph-properties fo:border="0.0034in solid #D9D9E3" fo:padding="0.0138in" style:shadow="none"/>
    </style:style>
    <style:style style:name="P17" style:parent-style-name="Textbody" style:family="paragraph">
      <style:paragraph-properties fo:border="0.0034in solid #D9D9E3" fo:padding="0.0138in" style:shadow="none"/>
    </style:style>
    <style:style style:name="P18" style:parent-style-name="Textbody" style:list-style-name="LFO1" style:family="paragraph">
      <style:paragraph-properties fo:border="0.0034in solid #D9D9E3" fo:padding="0.0138in" style:shadow="none"/>
    </style:style>
    <style:style style:name="P19" style:parent-style-name="Textbody" style:list-style-name="LFO1" style:family="paragraph">
      <style:paragraph-properties fo:border="0.0034in solid #D9D9E3" fo:padding="0.0138in" style:shadow="none"/>
    </style:style>
    <style:style style:name="P20" style:parent-style-name="Textbody" style:list-style-name="LFO1" style:family="paragraph">
      <style:paragraph-properties fo:border="0.0034in solid #D9D9E3" fo:padding="0.0138in" style:shadow="none"/>
    </style:style>
    <style:style style:name="P21" style:parent-style-name="Textbody" style:list-style-name="LFO1" style:family="paragraph">
      <style:paragraph-properties fo:border="0.0034in solid #D9D9E3" fo:padding="0.0138in" style:shadow="none"/>
    </style:style>
    <style:style style:name="P22" style:parent-style-name="Textbody" style:list-style-name="LFO1" style:family="paragraph">
      <style:paragraph-properties fo:border="0.0034in solid #D9D9E3" fo:padding="0.0138in" style:shadow="none"/>
    </style:style>
    <style:style style:name="P23" style:parent-style-name="Textbody" style:family="paragraph">
      <style:paragraph-properties fo:border="0.0034in solid #D9D9E3" fo:padding="0.0138in" style:shadow="none"/>
    </style:style>
    <style:style style:name="P24" style:parent-style-name="Textbody" style:family="paragraph">
      <style:paragraph-properties fo:border="0.0034in solid #D9D9E3" fo:padding="0.0138in" style:shadow="none"/>
    </style:style>
    <style:style style:name="P25" style:parent-style-name="Textbody" style:list-style-name="LFO1" style:family="paragraph">
      <style:paragraph-properties fo:border="0.0034in solid #D9D9E3" fo:padding="0.0138in" style:shadow="none"/>
    </style:style>
    <style:style style:name="P26" style:parent-style-name="Textbody" style:family="paragraph">
      <style:paragraph-properties fo:border="0.0034in solid #D9D9E3" fo:padding="0.0138in" style:shadow="none"/>
    </style:style>
    <style:style style:name="P27" style:parent-style-name="Textbody" style:family="paragraph">
      <style:paragraph-properties fo:border="0.0034in solid #D9D9E3" fo:padding="0.0138in" style:shadow="none"/>
    </style:style>
    <style:style style:name="P28" style:parent-style-name="Textbody" style:family="paragraph">
      <style:paragraph-properties fo:border="0.0034in solid #D9D9E3" fo:padding="0.0138in" style:shadow="none"/>
    </style:style>
    <style:style style:name="T29" style:parent-style-name="Policepardéfaut" style:family="text">
      <style:text-properties fo:font-style="italic" style:font-style-asian="italic" style:font-style-complex="italic"/>
    </style:style>
    <style:style style:name="P30" style:parent-style-name="Textbody" style:family="paragraph">
      <style:paragraph-properties fo:border="0.0034in solid #D9D9E3" fo:padding="0.0138in" style:shadow="none"/>
    </style:style>
    <style:style style:name="P31" style:parent-style-name="Textbody" style:family="paragraph">
      <style:paragraph-properties fo:border="0.0034in solid #D9D9E3" fo:padding="0.0138in" style:shadow="none"/>
    </style:style>
    <style:style style:name="P32" style:parent-style-name="Textbody" style:family="paragraph">
      <style:paragraph-properties fo:border="0.0034in solid #D9D9E3" fo:padding="0.0138in" style:shadow="none"/>
    </style:style>
    <style:style style:name="P33" style:parent-style-name="Textbody" style:family="paragraph">
      <style:paragraph-properties fo:border="0.0034in solid #D9D9E3" fo:padding="0.0138in" style:shadow="none"/>
    </style:style>
    <style:style style:name="P34" style:parent-style-name="Standard" style:family="paragraph">
      <style:paragraph-properties fo:border-top="none" fo:border-left="none" fo:border-bottom="0.0104in solid #000000" fo:border-right="none" fo:padding-top="0in" fo:padding-left="0in" fo:padding-bottom="0.0138in" fo:padding-right="0in" style:shadow="none"/>
    </style:style>
  </office:automatic-styles>
  <office:body>
    <office:text text:use-soft-page-breaks="true">
      <text:p text:style-name="P1">L'enjeu des études météorologiques est de fournir des prévisions fiables et précises sur les conditions météorologiques actuelles et à venir.</text:p>
      <text:p text:style-name="P2">Cela aide les personnes et les autorités à prendre des décisions et à être informées pour leur sécurité en cas d’événements météorologiques graves et imminents.</text:p>
      <text:p text:style-name="P3"><text:s/>La météo, permet aux gens de planifier leur quotidien et leurs activités économiques, en particulier dans les secteurs de l'agriculture, du transport, de l'énergie, de la construction et de la sécurité publique.</text:p>
      <text:p text:style-name="P4">De plus, les études météorologiques peuvent aider à comprendre et à gérer les impacts environnementaux, tels que les changements climatiques et les tempêtes extrêmes.</text:p>
      <text:p text:style-name="P5">Elles contribuent également à l’explication des bouleversements climatiques causés par l’activité humaine, afin de sensibiliser les gens et les autorités à réduire leur empreintes écologiques et les inciter à prendre des décisions concrètes pour la protection de l’environnement.</text:p>
      <text:p text:style-name="P6">Dans mon métier précédent, je me suis intéressé à la conception de logements bioclimatiques à faible consommation d’énergie.</text:p>
      <text:p text:style-name="P7">Ma sensibilité pour la protection de l’environnement, m’a conduit aussi à choisir ce thème en particulier pour mon projet finale.</text:p>
      <text:p text:style-name="P8"/>
      <text:p text:style-name="P9">Fiche technique méthodologiques (POC)</text:p>
      <text:p text:style-name="P10">Pour réaliser ce projet, j’ai suivi cinq étapes principales:</text:p>
      <text:p text:style-name="P11">I- Connexion à une base de donnée Open Data pour récupérer les données météorologiques souhaitées</text:p>
      <text:p text:style-name="P12">II- Mettre en place un mécanisme de stockage de données automatique à intervalle régulier</text:p>
      <text:p text:style-name="P13">III- Analyse de données pour générer automatiquement des graphes exploitables par l’utilisateur</text:p>
      <text:p text:style-name="P14">IV- Génération automatique d’une image qui inscrit le dernier jeu de données récupérées</text:p>
      <text:p text:style-name="P15">V- Affichage de ces informations via un serveur http installé sur buildroot(la machine virtuelle utilisée est qemu_aarch64_virt_defconfig) .</text:p>
      <text:p text:style-name="P16">I- Connexion à une base de donnée Open Data pour récupérer les données météorologiques souhaitées</text:p>
      <text:p text:style-name="P17">Pour mettre en place un processus automatique de récupération de données météo à intervalle régulier dans un openData, j’ai suivi les étapes suivante :</text:p>
      <text:list text:style-name="LFO1" text:continue-numbering="true">
        <text:list-item>
          <text:p text:style-name="P18">Pour ce projet, j’ai sélectionné la source de données météorologiques OpenWeatherMap car elle est ouverte, gratuite et accessible. Les conditions d’utilisation sont décrites dans l’annexe 1. <text:s/></text:p>
        </text:list-item>
        <text:list-item>
          <text:p text:style-name="P19">Une fois la source de données sélectionnée, il est nécessaire de créer un compte sur le site et de générer une clé d'accès pour pouvoir récupérer les données.</text:p>
        </text:list-item>
        <text:list-item>
          <text:p text:style-name="P20">Une fois la clé récupérée (activée environ 3 heures après la création du compte), j’ai paramétré l’unité de mesure et la langue.</text:p>
        </text:list-item>
        <text:list-item>
          <text:p text:style-name="P21">Ensuite, j’ai crée un script python qui permet de récupérer les données météorologiques à partir de l'API de la source sélectionnée sous le format JSON.</text:p>
        </text:list-item>
        <text:list-item>
          <text:p text:style-name="P22">Pour mon projet je me suis contenté de récupérer les données clés quotidiennement tout au long du projet et trois fois par jour (09h00, 15h00, et 21h00) : <text:s/></text:p>
        </text:list-item>
      </text:list>
      <text:p text:style-name="P23">La description, la température, le taux d’humidité, la pression atmosphérique et de la vitesse du vent. <text:s/></text:p>
      <text:p text:style-name="P24">En effet, ses paramètres clés permettent d’avoir de la matière pour étudier le temps actuel et même de faire de la prévision grâce à la pression atmosphérique et à la vitesse du vent.</text:p>
      <text:list text:style-name="LFO1" text:continue-numbering="true">
        <text:list-item>
          <text:p text:style-name="P25">J’ai ensuite écrit un script python sous linux ubuntu qui récupère les données météorologiques à partir de l’API et qui les stockent dans une base de données SQlite3 pour pouvoir être utilisées plus tard en utilisant la librairie SQlite3 et Urllib3 de python.</text:p>
        </text:list-item>
      </text:list>
      <text:p text:style-name="P26">II- Mettre en place un mécanisme de stockage de données automatique à intervalle régulier</text:p>
      <text:p text:style-name="P27"><text:s text:c="8"/>1. Pour avoir l’exécution automatique du script j’ai utilisé une crontab (commande crontab -<text:tab/>e): que j’ai configuré comme suite :</text:p>
      <text:p text:style-name="P28">0 9,15,21 * * * cd<text:s/><text:span text:style-name="T29">chemin</text:span>/vers/le/script &amp;&amp; python3 script.py</text:p>
      <text:p text:style-name="P30">2. Une fois le script opérationnel dans ubuntu, je l’ai mis dans le dossier de Buildroot/Ajout/overlay/usr/bin. J’ai fait un make et j’ai testé mon scripte sous la machine virtuelle qemu_aarch64_virt_defconfig. Pour automatisé son fonctionnement sous buildroot, (j’ai utilisé l’option Crond,,,,expliquer les étapes pour la crontab sous qemu)</text:p>
      <text:p text:style-name="P31">III- Analyse de données pour générer automatiquement des graphes exploitables par l’utilisateur</text:p>
      <text:p text:style-name="Standard"><text:tab/>J’ai écrit un programme en C en faisant appel à la bibliothèque SQlite3 et la LibGD qui<text:s/><text:tab/>analyse les données et récupère automatiquement les différents paramètres de température,<text:s/><text:tab/>d’humidité, de pression atmosphérique et du vent pour les insérer sous forme de graphiques<text:s/><text:tab/>dans une image png.</text:p>
      <text:p text:style-name="Standard"/>
      <text:p text:style-name="P32">IV- Génération automatique d’une image qui inscrit le dernier jeu de données récupérées</text:p>
      <text:p text:style-name="Standard"><text:tab/><text:s/>J’ai écrit un programme en C en faisant appel à la bibliothèque SQlite3 et la LibGD pour<text:s/><text:tab/>générer automatiquement le dernier jeu de donnée récupérée et les insérer dans une image<text:s/><text:tab/>png.</text:p>
      <text:p text:style-name="Standard"/>
      <text:p text:style-name="P33">V- Affichage de ces informations via un serveur http installé sur buildroot</text:p>
      <text:p text:style-name="Standard"><text:tab/>Avec l’option make busybox-menuconfig, j’ai activé l’option httpd de buildroot pour avoir</text:p>
      <text:p text:style-name="P34"><text:tab/>la connexion internet. Les images générées précédemment sont copiées dans le dossier de<text:s/><text:tab/>buildroot/Ajout/overlay/etc/html où j’ai préparé un index,html qui permet d’afficher ces<text:s/><text:tab/>images sur un serveur web (expliquer les étapes qu’on a fait sur buildroot)</text:p>
      <text:p text:style-name="Standard">Remerciements :<text:s/></text:p>
      <text:p text:style-name="Standard">Je tiens à exprimer toute ma reconnaissance à<text:s/>l’école AJC et à Ausy qui m’ont donné la chance de participer à cette formation tant enrichissante. Je tiens à remercier tous les formateurs en particulier Monsieur Gilles MAIRE, qui, pendant toute la durée de la formation la formation m’a transmis sa passion pour ce métier, ce qui m’a permis de monter en compétences et de gagner en autonomie en un temps record !<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yes KETAMI</dc:creator>
    <meta:creation-date>2023-01-27T14:20:00Z</meta:creation-date>
    <dc:date>2023-02-12T18:03:00Z</dc:date>
    <meta:template xlink:href="Normal.dotm" xlink:type="simple"/>
    <meta:editing-cycles>3</meta:editing-cycles>
    <meta:editing-duration>PT18480S</meta:editing-duration>
    <meta:document-statistic meta:page-count="2" meta:paragraph-count="11" meta:word-count="857" meta:character-count="5563" meta:row-count="39" meta:non-whitespace-character-count="4717"/>
  </office:meta>
</office:document-meta>
</file>